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XCELENTÍSSIMO SENHOR DESEMBARGADOR VICE-PRESIDENTE DO TRIBUNAL DE JUSTIÇA DO ESTADO DE GOIÁS</text:p>
      <text:p>Contrarrazões nº XXXX/2025
Recurso ESPECIAL nos autos em referência nº Número não identificado
Recorrente: GUILHERME JÚNIOR DA SILVA CAMARGO
Recorrido: Ministério Público do Estado de Goiás</text:p>
      <text:p>O Ministério Público do Estado de Goiás, por meio deste a ser preenchido, vem apresentar suas
CONTRARRAZÕES AO RECURSO ESPECIAL
interposto por GUILHERME JÚNIOR DA SILVA CAMARGO, com fundamento no artigo 1.030 do Código de Processo Civil c/c o artigo 3º do Código de Processo Penal, requerendo que sejam recebidas e regularmente processadas, conforme adiante aduzido.</text:p>
      <text:p>Goiânia, 14 de May de 2025.</text:p>
      <text:p>Promotor(a) de Justiça
COMPLEMENTO_CARGO_PROMOTOR
INFO_DELEGACAO_PROMOTOR</text:p>
      <text:p>CONTRARRAZÕES AO RECURSO ESPECIAL</text:p>
      <text:p>COLENDA CÂMARA,</text:p>
      <text:p>GUILHERME JÚNIOR DA SILVA CAMARGO, já qualificado(a) nos autos em epígrafe, inconformado(a) com os v. Acórdãos dos eventos n.º 193 e 217, interpôs o presente Recurso ESPECIAL, com fundamento no artigo 105, III, a, da Constituição Federal.</text:p>
      <text:p>É o sucinto relatório.</text:p>
      <text:p>DO MÉRITO RECURSAL</text:p>
      <text:p>No que tange à tese de alegada ofensa ao artigo 619 do Código de Processo Penal, em razão de omissões, contradições e obscuridades suscitadas nos Embargos de Declaração, verifica-se que o recurso não merece prosperar.  O recorrente busca, na verdade, rediscutir a matéria já decidida pelo Tribunal de Justiça do Estado de Goiás, sob o argumento de que o v. Acórdão objurgado não trouxe esclarecimentos acerca das omissões, contradições e obscuridades suscitadas nos Embargos de Declaração. Contudo, o Excelso Supremo Tribunal Federal firmou entendimento acerca da desnecessidade de exame de cada uma das alegações das partes, bastando, para tanto, que a sua conclusão seja fundamentada suficientemente (Tema nº 339). O e. Tribunal de Justiça goiano fundamentou suficientemente a r. Decisão, não havendo omissão ou contradição, mas sim interpretação contrária ao interesse da parte. A jurisprudência do Superior Tribunal de Justiça corrobora esse entendimento,  afirmando que não ocorre omissão se os fatos foram devidamente enfrentados e a r. Decisão adequadamente fundamentada, ainda que de forma contrária à pretensão do Recorrente (AgRg no REsp 1.664.437/ES, AgRg no REsp 1900858/SP, AgRg no AREsp 1099477/PR). Os Embargos Declaratórios não se prestam a rediscutir a matéria já decidida, sendo incabível o recurso especial para tal fim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y de 2025.</text:p>
      <text:p>Promotor(a) de Justiça
COMPLEMENTO_CARGO_PROMOTOR
INFO_DELEGACAO_PROMOTO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